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625cm" style:rel-column-width="2055*"/>
    </style:style>
    <style:style style:name="Table1.B" style:family="table-column">
      <style:table-column-properties style:column-width="15.376cm" style:rel-column-width="8717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5" style:family="text">
      <style:text-properties style:font-name-asian="Times New Roman2" style:font-name-complex="Times New Roman2"/>
    </style:style>
    <style:style style:name="T6" style:family="text">
      <style:text-properties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8" style:family="text">
      <style:text-properties fo:font-weight="bold" style:font-name-asian="Times New Roman2" style:font-weight-asian="bold" style:font-name-complex="Times New Roman2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5cm" svg:height="0.85cm" draw:z-index="0"><draw:image xlink:href="../images/0073.png" xlink:type="simple" xlink:show="embed" xlink:actuate="onLoad"/></draw:frame></text:p>
          </table:table-cell>
          <table:table-cell table:style-name="Table1.B1" office:value-type="string">
            <text:h text:style-name="P6" text:outline-level="1">Линейное с насыщением и зоной нечувствительности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 | <text:span text:style-name="T2">Cи</text:span>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671cm" svg:height="1.769cm" draw:z-index="1"><draw:image xlink:href="../images/0073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5">Блок </text:span><text:span text:style-name="T6">реализует преобразование вектора входных сигналов посредством </text:span><text:span text:style-name="T7">единой</text:span><text:span text:style-name="T6"> нелинейной статической характеристики типа "линейная с </text:span><text:span text:style-name="T3">насыщением и </text:span><text:span text:style-name="T6">зоной нечувствительности" по следующему алгоритму: </text:span></text:p>
            <text:p text:style-name="P3"><draw:frame draw:style-name="fr2" draw:name="graphics1" text:anchor-type="as-char" svg:width="2.538cm" svg:height="2.223cm" draw:z-index="2"><draw:image xlink:href="../images/0073_static.png" xlink:type="simple" xlink:show="embed" xlink:actuate="onLoad"/></draw:frame></text:p>
            <text:p text:style-name="P3"><draw:frame draw:style-name="fr3" draw:name="Объект1" text:anchor-type="as-char" svg:width="8.461cm" svg:height="3.455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,</text:p>
            <text:p text:style-name="P2"><text:span text:style-name="T6">где</text:span><text:span text:style-name="T6"><draw:frame draw:style-name="fr3" draw:name="Объект2" text:anchor-type="as-char" svg:width="1.064cm" svg:height="0.564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6">– вектор входных сигналов;</text:span><text:span text:style-name="T6"><draw:frame draw:style-name="fr3" draw:name="Объект3" text:anchor-type="as-char" svg:width="1.087cm" svg:height="0.564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6">– вектор </text:span><text:span text:style-name="T3">выходных</text:span><text:span text:style-name="T6"> сигналов;</text:span></text:p>
            <text:p text:style-name="P2"><draw:frame draw:style-name="fr3" draw:name="Объект4" text:anchor-type="as-char" svg:width="5.489cm" svg:height="1.312cm" draw:z-index="6"><draw:object xlink:href="./Object 5" xlink:type="simple" xlink:show="embed" xlink:actuate="onLoad"/><draw:image xlink:href="./ObjectReplacements/Object 5" xlink:type="simple" xlink:show="embed" xlink:actuate="onLoad"/></draw:frame></text:p>
            <text:p text:style-name="P2"><text:span text:style-name="T4">Свойства</text:span>:</text:p>
            <text:list xml:id="list4069148320045635192" text:style-name="L1">
              <text:list-item>
                <text:p text:style-name="P7"><text:span text:style-name="T6">Нижняя граница ограничения –</text:span><text:span text:style-name="T6"><draw:frame draw:style-name="fr3" draw:name="Объект8" text:anchor-type="as-char" svg:width="0.63cm" svg:height="0.621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6">.</text:span></text:p>
              </text:list-item>
              <text:list-item>
                <text:p text:style-name="P7"><text:span text:style-name="T6">Нижняя граница зоны нечувствительности –</text:span><text:span text:style-name="T6"><draw:frame draw:style-name="fr3" draw:name="Объект5" text:anchor-type="as-char" svg:width="0.482cm" svg:height="0.549cm" draw:z-index="8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6">.</text:span></text:p>
              </text:list-item>
              <text:list-item>
                <text:p text:style-name="P7"><text:span text:style-name="T6">Верхняя граница зоны нечувствительности –</text:span><text:span text:style-name="T6"><draw:frame draw:style-name="fr3" draw:name="Объект6" text:anchor-type="as-char" svg:width="0.46cm" svg:height="0.549cm" draw:z-index="9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6">.</text:span></text:p>
              </text:list-item>
              <text:list-item>
                <text:p text:style-name="P7"><text:span text:style-name="T6">Верхняя граница ограничения –</text:span><text:span text:style-name="T6"><draw:frame draw:style-name="fr3" draw:name="Объект9" text:anchor-type="as-char" svg:width="0.609cm" svg:height="0.621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6">.</text:span></text:p>
              </text:list-item>
              <text:list-item>
                <text:p text:style-name="P7"><text:span text:style-name="T6">Нижнее значение функции –</text:span><text:span text:style-name="T6"><draw:frame draw:style-name="fr3" draw:name="Объект10" text:anchor-type="as-char" svg:width="0.653cm" svg:height="0.621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6">.</text:span></text:p>
              </text:list-item>
              <text:list-item>
                <text:p text:style-name="P7"><text:span text:style-name="T3">Верхнее значение функции –</text:span><text:span text:style-name="T3"><draw:frame draw:style-name="fr3" draw:name="Объект11" text:anchor-type="as-char" svg:width="0.663cm" svg:height="0.621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3">.</text:span></text:p>
              </text:list-item>
            </text:list>
            <text:p text:style-name="P2"><text:span text:style-name="T8">Примечание:</text:span><text:span text:style-name="T6"> для реализации векторной обработки преобразуемые сигналы должны быть «сжаты» в векторный входной сигнал посредством типового блока </text:span><text:span text:style-name="T7">Мультиплексор</text:span><text:span text:style-name="T6">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инейное с насыщением и зоной нечувствительности</dc:title>
    <dc:date>2014-12-09T11:11:20.23</dc:date>
    <meta:generator>OpenOffice/4.1.1$Win32 OpenOffice.org_project/411m6$Build-9775</meta:generator>
    <meta:editing-duration>PT2H11M8S</meta:editing-duration>
    <meta:editing-cycles>64</meta:editing-cycles>
    <meta:document-statistic meta:table-count="1" meta:image-count="3" meta:object-count="10" meta:page-count="1" meta:paragraph-count="19" meta:word-count="103" meta:character-count="716"/>
  </office:meta>
</office:document-meta>
</file>

<file path=Object 10/content.xml><?xml version="1.0" encoding="utf-8"?>
<math xmlns="http://www.w3.org/1998/Math/MathML">
  <semantics>
    <mrow>
      <msub>
        <mi>y</mi>
        <mn>1</mn>
      </msub>
    </mrow>
    <annotation encoding="StarMath 5.0">y_1</annotation>
  </semantics>
</math>
</file>

<file path=Object 11/content.xml><?xml version="1.0" encoding="utf-8"?>
<math xmlns="http://www.w3.org/1998/Math/MathML">
  <semantics>
    <mrow>
      <msub>
        <mi>y</mi>
        <mn>2</mn>
      </msub>
    </mrow>
    <annotation encoding="StarMath 5.0">y_2</annotation>
  </semantics>
</math>
</file>

<file path=Object 2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n>1,</mn>
                    </msub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sub>
                        <mi>a</mi>
                        <mn>1</mn>
                      </msub>
                    </mrow>
                    <mi>;</mi>
                  </mrow>
                </mtd>
              </mtr>
              <mtr>
                <mtd>
                  <mrow>
                    <mrow>
                      <msub>
                        <mi>k</mi>
                        <mn>1</mn>
                      </msub>
                      <mo stretchy="false">⋅</mo>
                      <mrow>
                        <mo stretchy="false">(</mo>
                        <mrow>
                          <mi>x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i>a</mi>
                          </mrow>
                        </mrow>
                        <mo stretchy="false">)</mo>
                      </mrow>
                    </mrow>
                    <mi>,</mi>
                    <mi/>
                    <mi mathvariant="italic">если</mi>
                    <mrow>
                      <msub>
                        <mi>a</mi>
                        <mn>1</mn>
                      </msub>
                      <mo stretchy="false">&lt;</mo>
                      <mi>x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i>a</mi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row>
                      <mi>a</mi>
                      <mo stretchy="false">≤</mo>
                      <mi>x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i>b</mi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n>2</mn>
                      </msub>
                      <mo stretchy="false">⋅</mo>
                      <mrow>
                        <mo stretchy="false">(</mo>
                        <mrow>
                          <mi>x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i>b</mi>
                          </mrow>
                        </mrow>
                        <mo stretchy="false">)</mo>
                      </mrow>
                    </mrow>
                    <mi>,</mi>
                    <mi/>
                    <mi mathvariant="italic">если</mi>
                    <mi/>
                    <mrow>
                      <mi>b</mi>
                      <mo stretchy="false">&lt;</mo>
                      <mi>x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>
                        <mi>b</mi>
                        <mn>1</mn>
                      </msub>
                    </mrow>
                    <mi>;</mi>
                  </mrow>
                </mtd>
              </mtr>
              <mtr>
                <mtd>
                  <mrow>
                    <msub>
                      <mi>y</mi>
                      <mn>2,</mn>
                    </msub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sub>
                        <mi>b</mi>
                        <mn>1</mn>
                      </msub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y_1, ~ если ~ x(t) &lt;= a_1 ; #
alignl k_1 cdot (x(t)-a), ~ если a_1 &lt; x(t) &lt; a ; #
alignl 0, ~ если ~ a &lt;= x(t) &lt;= b #
alignl k_2 cdot (x(t)-b), ~ если ~ b &lt; x(t) &lt; b_1 ; #
alignl y_2, ~ если ~ x(t) &gt;= b_1 ;  }
right none
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4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5/content.xml><?xml version="1.0" encoding="utf-8"?>
<math xmlns="http://www.w3.org/1998/Math/MathML">
  <semantics>
    <mrow>
      <mrow>
        <msub>
          <mi>k</mi>
          <mn>1</mn>
        </msub>
        <mo stretchy="false">=</mo>
        <mfrac>
          <mrow>
            <msub>
              <mi>y</mi>
              <mn>1</mn>
            </msub>
          </mrow>
          <mrow>
            <mrow>
              <msub>
                <mi>a</mi>
                <mn>1</mn>
              </msub>
              <mo stretchy="false">−</mo>
              <mi>a</mi>
            </mrow>
          </mrow>
        </mfrac>
      </mrow>
      <mi/>
      <mi>;</mi>
      <mi/>
      <mrow>
        <msub>
          <mi>k</mi>
          <mn>2</mn>
        </msub>
        <mo stretchy="false">=</mo>
        <mfrac>
          <mrow>
            <msub>
              <mi>y</mi>
              <mn>2</mn>
            </msub>
          </mrow>
          <mrow>
            <mrow>
              <msub>
                <mi>b</mi>
                <mn>1</mn>
              </msub>
              <mo stretchy="false">−</mo>
              <mi>b</mi>
            </mrow>
          </mrow>
        </mfrac>
      </mrow>
      <mi/>
      <mn>.</mn>
    </mrow>
    <annotation encoding="StarMath 5.0">k_1 = {y_1} over {a_1-a} ~ ; ~
k_2 = {y_2} over {b_1-b} ~ .</annotation>
  </semantics>
</math>
</file>

<file path=Object 6/content.xml><?xml version="1.0" encoding="utf-8"?>
<math xmlns="http://www.w3.org/1998/Math/MathML">
  <semantics>
    <mrow>
      <mi>a</mi>
    </mrow>
    <annotation encoding="StarMath 5.0">a</annotation>
  </semantics>
</math>
</file>

<file path=Object 7/content.xml><?xml version="1.0" encoding="utf-8"?>
<math xmlns="http://www.w3.org/1998/Math/MathML">
  <semantics>
    <mrow>
      <mi>b</mi>
    </mrow>
    <annotation encoding="StarMath 5.0">b</annotation>
  </semantics>
</math>
</file>

<file path=Object 8/content.xml><?xml version="1.0" encoding="utf-8"?>
<math xmlns="http://www.w3.org/1998/Math/MathML">
  <semantics>
    <mrow>
      <msub>
        <mi>a</mi>
        <mn>1</mn>
      </msub>
    </mrow>
    <annotation encoding="StarMath 5.0">a_1</annotation>
  </semantics>
</math>
</file>

<file path=Object 9/content.xml><?xml version="1.0" encoding="utf-8"?>
<math xmlns="http://www.w3.org/1998/Math/MathML">
  <semantics>
    <mrow>
      <msub>
        <mi>b</mi>
        <mn>1</mn>
      </msub>
    </mrow>
    <annotation encoding="StarMath 5.0">b_1</annotation>
  </semantics>
</math>
</file>